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Pictures/100000000000015C000004B608F6D77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85cm"/>
    </style:style>
    <style:style style:name="gr2" style:family="graphic" style:parent-style-name="standard">
      <style:graphic-properties draw:stroke="none" svg:stroke-color="#000000" draw:fill="none" draw:fill-color="#ffffff" fo:min-height="1.05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family="'IPA P明朝'" style:font-pitch="variable" fo:font-size="20pt" style:font-family-asian="'IPA P明朝'" style:font-pitch-asian="variable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family="'IPA P明朝'" style:font-pitch="variable" fo:font-size="20pt" style:font-family-asian="'IPA P明朝'" style:font-pitch-asian="variable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raw4ja">
        <office:forms form:automatic-focus="false" form:apply-design-mode="false"/>
        <draw:frame draw:style-name="gr1" draw:text-style-name="P1" draw:layer="layout" svg:width="3.336cm" svg:height="1.035cm" svg:x="0.221cm" svg:y="0.715cm">
          <draw:text-box>
            <text:p><text:span text:style-name="T1">ガンマ</text:span></text:p>
          </draw:text-box>
        </draw:frame>
        <draw:frame draw:style-name="gr1" draw:text-style-name="P1" draw:layer="layout" svg:width="3.336cm" svg:height="1.035cm" svg:x="0.221cm" svg:y="2.916cm">
          <draw:text-box>
            <text:p><text:span text:style-name="T1">デルタ</text:span></text:p>
          </draw:text-box>
        </draw:frame>
        <draw:frame draw:style-name="gr1" draw:text-style-name="P1" draw:layer="layout" svg:width="3.336cm" svg:height="1.035cm" svg:x="0.221cm" svg:y="5.016cm">
          <draw:text-box>
            <text:p><text:span text:style-name="T1">シータ</text:span></text:p>
          </draw:text-box>
        </draw:frame>
        <draw:frame draw:style-name="gr1" draw:text-style-name="P1" draw:layer="layout" svg:width="3.336cm" svg:height="1.035cm" svg:x="0.221cm" svg:y="7.116cm">
          <draw:text-box>
            <text:p><text:span text:style-name="T1">ラムダ</text:span></text:p>
          </draw:text-box>
        </draw:frame>
        <draw:frame draw:style-name="gr2" draw:text-style-name="P1" draw:layer="layout" svg:width="10.833cm" svg:height="1.809cm" svg:x="10.121cm" svg:y="2.717cm">
          <draw:text-box>
            <text:p><text:span text:style-name="T1">細長い三角形。活字だと一部の線が太いが</text:span><text:span text:style-name="T1">, </text:span><text:span text:style-name="T1">手書きでは気にしない。</text:span></text:p>
          </draw:text-box>
        </draw:frame>
        <draw:frame draw:style-name="gr2" draw:text-style-name="P1" draw:layer="layout" svg:width="10.833cm" svg:height="1.809cm" svg:x="10.122cm" svg:y="0.718cm">
          <draw:text-box>
            <text:p><text:span text:style-name="T1">まず左上から左下</text:span><text:span text:style-name="T1">, </text:span><text:span text:style-name="T1">次に左上から右上。</text:span></text:p>
          </draw:text-box>
        </draw:frame>
        <draw:frame draw:style-name="gr2" draw:text-style-name="P1" draw:layer="layout" svg:width="10.833cm" svg:height="1.309cm" svg:x="10.122cm" svg:y="4.818cm">
          <draw:text-box>
            <text:p><text:span text:style-name="T1">細長いヘリポート。</text:span></text:p>
          </draw:text-box>
        </draw:frame>
        <draw:frame draw:style-name="gr2" draw:text-style-name="P1" draw:layer="layout" svg:width="10.833cm" svg:height="1.309cm" svg:x="10.122cm" svg:y="6.818cm">
          <draw:text-box>
            <text:p><text:span text:style-name="T1">地図の針葉樹の記号に似ている。</text:span></text:p>
          </draw:text-box>
        </draw:frame>
        <draw:frame draw:style-name="gr1" draw:text-style-name="P1" draw:layer="layout" svg:width="4.081cm" svg:height="1.035cm" svg:x="0.221cm" svg:y="9.015cm">
          <draw:text-box>
            <text:p><text:span text:style-name="T1">クシー</text:span></text:p>
          </draw:text-box>
        </draw:frame>
        <draw:frame draw:style-name="gr1" draw:text-style-name="P1" draw:layer="layout" svg:width="3.336cm" svg:height="1.035cm" svg:x="0.221cm" svg:y="11.016cm">
          <draw:text-box>
            <text:p><text:span text:style-name="T1">パイ</text:span></text:p>
          </draw:text-box>
        </draw:frame>
        <draw:frame draw:style-name="gr1" draw:text-style-name="P1" draw:layer="layout" svg:width="3.336cm" svg:height="1.035cm" svg:x="0.221cm" svg:y="12.916cm">
          <draw:text-box>
            <text:p><text:span text:style-name="T1">シグマ</text:span></text:p>
          </draw:text-box>
        </draw:frame>
        <draw:frame draw:style-name="gr1" draw:text-style-name="P1" draw:layer="layout" svg:width="3.336cm" svg:height="1.035cm" svg:x="0.221cm" svg:y="14.916cm">
          <draw:text-box>
            <text:p><text:span text:style-name="T1">ファイ</text:span></text:p>
          </draw:text-box>
        </draw:frame>
        <draw:frame draw:style-name="gr2" draw:text-style-name="P1" draw:layer="layout" svg:width="10.833cm" svg:height="1.809cm" svg:x="10.123cm" svg:y="10.419cm">
          <draw:text-box>
            <text:p><text:span text:style-name="T1">小文字のパイと違って</text:span><text:span text:style-name="T1">, </text:span><text:span text:style-name="T1">足はまっすぐ。</text:span></text:p>
          </draw:text-box>
        </draw:frame>
        <draw:frame draw:style-name="gr3" draw:text-style-name="P2" draw:layer="layout" svg:width="5.843cm" svg:height="20.251cm" svg:x="3.571cm" svg:y="0.174cm">
          <draw:image xlink:href="Pictures/100000000000015C000004B608F6D775.png" xlink:type="simple" xlink:show="embed" xlink:actuate="onLoad">
            <text:p/>
          </draw:image>
        </draw:frame>
        <draw:frame draw:style-name="gr1" draw:text-style-name="P1" draw:layer="layout" svg:width="3.336cm" svg:height="1.035cm" svg:x="0.221cm" svg:y="16.817cm">
          <draw:text-box>
            <text:p><text:span text:style-name="T1">プサイ</text:span></text:p>
          </draw:text-box>
        </draw:frame>
        <draw:frame draw:style-name="gr1" draw:text-style-name="P1" draw:layer="layout" svg:width="3.336cm" svg:height="1.035cm" svg:x="0.221cm" svg:y="18.718cm">
          <draw:text-box>
            <text:p><text:span text:style-name="T1">オメガ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Pゴシック', IPAPGothic" style:font-style-name="標準" style:font-family-generic="modern" style:font-pitch="variable" fo:font-size="18pt" fo:font-style="normal" fo:text-shadow="none" style:text-underline-style="none" fo:font-weight="normal" style:letter-kerning="true" style:font-family-asian="'IPA Pゴシック', IPAPGothic" style:font-style-name-asian="標準" style:font-family-generic-asian="modern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8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 style:font-size-asian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8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8pt"/>
    </style:style>
  </office:styles>
  <office:automatic-styles>
    <style:page-layout style:name="PM0">
      <style:page-layout-properties fo:margin-top="0.3cm" fo:margin-bottom="0.3cm" fo:margin-left="0.3cm" fo:margin-right="0.3cm" fo:page-width="20.7cm" fo:page-height="2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4j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3-07-26T14:18:23</meta:creation-date>
    <meta:editing-cycles>1</meta:editing-cycles>
    <meta:editing-duration>PT00H00M00S</meta:editing-duration>
    <meta:document-statistic meta:object-count="16"/>
    <meta:user-defined meta:name="Info 1"/>
    <meta:user-defined meta:name="Info 2"/>
    <meta:user-defined meta:name="Info 3"/>
    <meta:user-defined meta:name="Info 4"/>
  </office:meta>
</office:document-meta>
</file>